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32b" officeooo:paragraph-rsid="001073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/home/clhon/Desktop</text:p>
      <text:p text:style-name="P1">mkdir test</text:p>
      <text:p text:style-name="P1">cd test</text:p>
      <text:p text:style-name="P1">touch index.html</text:p>
      <text:p text:style-name="P1">touch styles.css</text:p>
      <text:p text:style-name="P1">git init</text:p>
      <text:p text:style-name="P1">git add index.html</text:p>
      <text:p text:style-name="P1">git commit -m ‘Update html’</text:p>
      <text:p text:style-name="P1">git add styles.css</text:p>
      <text:p text:style-name="P1">git commit -m ‘update css’</text:p>
      <text:p text:style-name="P1">git log</text:p>
      <text:p text:style-name="P1">git revert -n 066ec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1:23:25.027434799</meta:creation-date>
    <dc:date>2018-11-16T01:26:54.290834977</dc:date>
    <meta:editing-duration>PT3M29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34" meta:character-count="195" meta:non-whitespace-character-count="173"/>
  </office:meta>
</office:document-meta>
</file>